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56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arnell #</text:p>
          </table:table-cell>
          <table:table-cell table:style-name="ce1" office:value-type="string" calcext:value-type="string">
            <text:p>Q to order</text:p>
          </table:table-cell>
          <table:table-cell table:style-name="ce1" office:value-type="string" calcext:value-type="string">
            <text:p>Q per po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 per 57</text:p>
          </table:table-cell>
          <table:table-cell table:style-name="ce1" office:value-type="string" calcext:value-type="string">
            <text:p>Spare/bonus</text:p>
          </table:table-cell>
        </table:table-row>
        <table:table-row table:style-name="ro1">
          <table:table-cell office:value-type="float" office:value="1830747" calcext:value-type="float">
            <text:p>1830747</text:p>
          </table:table-cell>
          <table:table-cell table:formula="of:=[.E2]+[.F2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_OUT BUS_IN</text:p>
          </table:table-cell>
          <table:table-cell table:formula="of:=[.C2]*57"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330399" calcext:value-type="float">
            <text:p>9330399</text:p>
          </table:table-cell>
          <table:table-cell table:formula="of:=[.E3]+[.F3]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0603</text:p>
          </table:table-cell>
          <table:table-cell table:formula="of:=[.C3]*57"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6930" calcext:value-type="float">
            <text:p>2496930</text:p>
          </table:table-cell>
          <table:table-cell table:formula="of:=[.E4]+[.F4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 0603</text:p>
          </table:table-cell>
          <table:table-cell table:formula="of:=[.C4]*57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6040" calcext:value-type="float">
            <text:p>2296040</text:p>
          </table:table-cell>
          <table:table-cell table:formula="of:=[.E5]+[.F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DT33CTR TO-252-3</text:p>
          </table:table-cell>
          <table:table-cell table:formula="of:=[.C5]*57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639" calcext:value-type="float">
            <text:p>2393639</text:p>
          </table:table-cell>
          <table:table-cell table:formula="of:=[.E6]+[.F6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xxKxUx QFN-32-EP-ST</text:p>
          </table:table-cell>
          <table:table-cell table:formula="of:=[.C6]*57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0410" calcext:value-type="float">
            <text:p>9330410</text:p>
          </table:table-cell>
          <table:table-cell table:formula="of:=[.E7]+[.F7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 0603</text:p>
          </table:table-cell>
          <table:table-cell table:formula="of:=[.C7]*57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4233" calcext:value-type="float">
            <text:p>2494233</text:p>
          </table:table-cell>
          <table:table-cell table:formula="of:=[.E8]+[.F8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0603</text:p>
          </table:table-cell>
          <table:table-cell table:formula="of:=[.C8]*57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42314" calcext:value-type="float">
            <text:p>2342314</text:p>
          </table:table-cell>
          <table:table-cell table:formula="of:=[.E9]+[.F9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x93 SOIC-8</text:p>
          </table:table-cell>
          <table:table-cell table:formula="of:=[.C9]*57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4077" calcext:value-type="float">
            <text:p>2284077</text:p>
          </table:table-cell>
          <table:table-cell table:formula="of:=[.E10]+[.F10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M232270LBF SOT-323</text:p>
          </table:table-cell>
          <table:table-cell table:formula="of:=[.C10]*57"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6916" calcext:value-type="float">
            <text:p>2496916</text:p>
          </table:table-cell>
          <table:table-cell table:formula="of:=[.E11]+[.F11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 0603</text:p>
          </table:table-cell>
          <table:table-cell table:formula="of:=[.C11]*57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6826" calcext:value-type="float">
            <text:p>2496826</text:p>
          </table:table-cell>
          <table:table-cell table:formula="of:=[.E12]+[.F12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 0603</text:p>
          </table:table-cell>
          <table:table-cell table:formula="of:=[.C12]*57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6833" calcext:value-type="float">
            <text:p>2496833</text:p>
          </table:table-cell>
          <table:table-cell table:formula="of:=[.E13]+[.F13]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 0603</text:p>
          </table:table-cell>
          <table:table-cell table:formula="of:=[.C13]*57"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3866" calcext:value-type="float">
            <text:p>1823866</text:p>
          </table:table-cell>
          <table:table-cell table:formula="of:=[.E14]+[.F1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 piezo</text:p>
          </table:table-cell>
          <table:table-cell table:formula="of:=[.C14]*57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9477" calcext:value-type="float">
            <text:p>2329477</text:p>
          </table:table-cell>
          <table:table-cell table:formula="of:=[.E15]+[.F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R 1/4W Termination</text:p>
          </table:table-cell>
          <table:table-cell table:formula="of:=[.C15]*5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0251" calcext:value-type="float">
            <text:p>1700251</text:p>
          </table:table-cell>
          <table:table-cell table:formula="of:=[.E16]+[.F16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for piezo bodge</text:p>
          </table:table-cell>
          <table:table-cell table:formula="of:=[.C16]*57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00:42:01.851132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6-04-15T00:27:54.446814000</meta:creation-date>
    <dc:date>2016-04-15T01:33:16.478689764</dc:date>
    <dc:creator>David Turner</dc:creator>
    <meta:editing-duration>PT41M44S</meta:editing-duration>
    <meta:editing-cycles>2</meta:editing-cycles>
    <meta:generator>LibreOffice/5.0.5.2$Linux_X86_64 LibreOffice_project/00m0$Build-2</meta:generator>
    <meta:document-statistic meta:table-count="1" meta:cell-count="96" meta:object-count="0"/>
  </office:meta>
</office:document-meta>
</file>